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3">
        <text:h text:style-name="Heading_20_4" text:outline-level="4">Project Backup</text:h>
        <text:p text:style-name="Text_20_body_20_indent_20_Organon">To backup your project you can copy it to a new folder. The name of the folder has to be <text:span text:style-name="T1">exactly</text:span> the same (&lt;project name&gt;.organon). Therefore backups can't be created in the same folder as the original project. </text:p>
        <text:p text:style-name="Text_20_body_20_indent_20_Organon">An automatic function for backups created by Organon will be added later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52" meta:character-count="299"/>
    <dc:date>2014-07-09T11:06:20.94</dc:date>
    <meta:editing-duration>P0D</meta:editing-duration>
    <meta:editing-cycles>1</meta:editing-cycles>
    <meta:generator>OpenOffice/4.1.0$Win32 OpenOffice.org_project/410m18$Build-9764</meta:generator>
  </office:meta>
</office:document-meta>
</file>